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7">
            <text:p>￥1,8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 table:number-rows-repeated="4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5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2018/07/03</text:date>, <text:time>19:10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7-03T19:10:40</dc:date>
    <dc:creator>鈴木 豊樹</dc:creator>
    <meta:editing-duration>P1DT5H38M54S</meta:editing-duration>
    <meta:editing-cycles>132</meta:editing-cycles>
    <meta:generator>OpenOffice/4.1.5$Unix OpenOffice.org_project/415m1$Build-9789</meta:generator>
    <meta:document-statistic meta:table-count="7" meta:cell-count="786" meta:object-count="0"/>
  </office:meta>
</office:document-meta>
</file>